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fdd5" officeooo:paragraph-rsid="0002fdd5"/>
    </style:style>
    <style:style style:name="P2" style:family="paragraph" style:parent-style-name="Standard">
      <style:text-properties fo:font-weight="normal" officeooo:rsid="0002fdd5" officeooo:paragraph-rsid="0002fdd5" fo:background-color="#ffffff" style:font-weight-asian="normal" style:font-weight-complex="normal"/>
    </style:style>
    <style:style style:name="P3" style:family="paragraph" style:parent-style-name="Standard">
      <style:text-properties fo:font-weight="normal" officeooo:rsid="00046186" officeooo:paragraph-rsid="00046186" fo:background-color="#ffffff" style:font-weight-asian="normal" style:font-weight-complex="normal"/>
    </style:style>
    <style:style style:name="P4" style:family="paragraph" style:parent-style-name="Standard">
      <style:text-properties fo:font-weight="bold" officeooo:rsid="00046186" officeooo:paragraph-rsid="00046186" fo:background-color="#ffffff" style:font-weight-asian="bold" style:font-weight-complex="bold"/>
    </style:style>
    <style:style style:name="P5" style:family="paragraph" style:parent-style-name="Standard">
      <style:text-properties fo:font-weight="bold" officeooo:rsid="0005b24c" officeooo:paragraph-rsid="0005b24c" fo:background-color="#ffffff" style:font-weight-asian="bold" style:font-weight-complex="bold"/>
    </style:style>
    <style:style style:name="T1" style:family="text">
      <style:text-properties fo:font-weight="bold" fo:background-color="#ffff00" style:font-weight-asian="bold" style:font-weight-complex="bold"/>
    </style:style>
    <style:style style:name="T2" style:family="text">
      <style:text-properties fo:font-weight="bold" officeooo:rsid="00046186" fo:background-color="#ffff00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officeooo:rsid="000461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 COMPILING EN BEAGLEBONE BLACK</text:p>
      <text:p text:style-name="P1"/>
      <text:p text:style-name="P1">Dado que una Beaglebone Black posee unos recursos limitados, la compilación y desarrollo de código sobre ella suele ser una tarea bastante pesada.</text:p>
      <text:p text:style-name="P1"/>
      <text:p text:style-name="P1">Para subsanar esto, se ha configurado un <text:span text:style-name="T3">XXXXXXXXXX</text:span> para compilar el código desde mi ordenador personal y poder ejecutarlo directamente sobre el robot. De esta manera, a parte de ganar comodidad, el tiempo de desarrollo disminuye considerablemente.</text:p>
      <text:p text:style-name="P1"/>
      <text:p text:style-name="P1">La IDE seleccionada para programa es QT Creator <text:span text:style-name="T3">XXXXXXXXXX</text:span></text:p>
      <text:p text:style-name="P1"/>
      <text:p text:style-name="P1">Un problema a la hora de realizar cross-compiling con esta configuración de hardware, es que <text:s/>el equipo desde el que desarrollaré el código y la Beaglebone Black, poseen arquitecturas diferentes XXXX (x86 a 64 bits / armv7l ). Por suerte Texas Instruments distribuye gratuitamente <text:span text:style-name="T1">toolchains </text:span><text:span text:style-name="T2">que puede descargarse de </text:span><text:a xlink:type="simple" xlink:href="http://www.angstrom-distribution.org/toolchains"><text:span text:style-name="T2">www.angstrom-distribution.org/toolchains</text:span></text:a></text:p>
      <text:p text:style-name="P1"><text:span text:style-name="T2"/></text:p>
      <text:p text:style-name="P3">Tras descargar el archivo, los descomprimimos escribiendo en la terminal:</text:p>
      <text:p text:style-name="P3"/>
      <text:p text:style-name="P4">sudo tar -C / -xjf angstrom-2011.03-x86_64-linux-armv7a-linux-gnueabi-toolchain-qte-4.6.3.tar.bz2</text:p>
      <text:p text:style-name="P1"><text:span text:style-name="T1"/></text:p>
      <text:p text:style-name="P2">El primer paso para realizar nuestra configuración es <text:span text:style-name="T4">hacer una actualización del sistema, en este caso Agstrom-Linux:</text:span></text:p>
      <text:p text:style-name="P2"/>
      <text:p text:style-name="P4">opkg update</text:p>
      <text:p text:style-name="P4"/>
      <text:p text:style-name="P4"/>
      <text:p text:style-name="P4">A contintinuación instalamos qt en la beaglbone</text:p>
      <text:p text:style-name="P4"/>
      <text:p text:style-name="P5">opkg install qt4-embedde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Hernandez</meta:initial-creator>
    <meta:creation-date>2014-03-19T21:16:55.799424257</meta:creation-date>
    <dc:date>2014-03-19T23:22:15.708748176</dc:date>
    <dc:creator>Javier Hernandez</dc:creator>
    <meta:editing-duration>PT1H50M9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1" meta:word-count="169" meta:character-count="1215" meta:non-whitespace-character-count="1056"/>
  </office:meta>
</office:document-meta>
</file>